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13ce87" officeooo:paragraph-rsid="0013ce87" style:font-size-asian="11pt" style:font-size-complex="11pt"/>
    </style:style>
    <style:style style:name="P2" style:family="paragraph" style:parent-style-name="Standard">
      <style:text-properties style:font-name="Arial" fo:font-size="11pt" officeooo:rsid="00189555" officeooo:paragraph-rsid="00189555" style:font-size-asian="11pt" style:font-size-complex="11pt"/>
    </style:style>
    <style:style style:name="P3" style:family="paragraph" style:parent-style-name="Standard">
      <style:text-properties style:font-name="Arial" fo:font-size="11pt" fo:font-weight="bold" officeooo:rsid="0013ce87" officeooo:paragraph-rsid="0013ce87" style:font-size-asian="11pt" style:font-weight-asian="bold" style:font-size-complex="11pt" style:font-weight-complex="bold"/>
    </style:style>
    <style:style style:name="P4" style:family="paragraph" style:parent-style-name="Standard">
      <style:text-properties style:font-name="Arial" fo:font-size="11pt" fo:font-weight="bold" officeooo:rsid="001afb53" officeooo:paragraph-rsid="001afb53" style:font-size-asian="11pt" style:font-weight-asian="bold" style:font-size-complex="11pt" style:font-weight-complex="bold"/>
    </style:style>
    <style:style style:name="P5" style:family="paragraph" style:parent-style-name="Standard">
      <style:text-properties officeooo:paragraph-rsid="0019129b"/>
    </style:style>
    <style:style style:name="P6" style:family="paragraph" style:parent-style-name="Standard">
      <style:text-properties officeooo:rsid="001afb53" officeooo:paragraph-rsid="001afb53"/>
    </style:style>
    <style:style style:name="P7" style:family="paragraph" style:parent-style-name="Standard">
      <style:text-properties fo:font-weight="bold" officeooo:rsid="001f8c21" officeooo:paragraph-rsid="001f8c21" style:font-weight-asian="bold" style:font-weight-complex="bold"/>
    </style:style>
    <style:style style:name="P8" style:family="paragraph" style:parent-style-name="Standard">
      <style:text-properties officeooo:paragraph-rsid="002162d2"/>
    </style:style>
    <style:style style:name="P9" style:family="paragraph" style:parent-style-name="Standard">
      <style:text-properties fo:font-style="italic" officeooo:paragraph-rsid="002162d2" style:font-style-asian="italic" style:font-style-complex="italic"/>
    </style:style>
    <style:style style:name="P10" style:family="paragraph" style:parent-style-name="Standard">
      <style:text-properties fo:font-style="normal" officeooo:rsid="0022e06d" officeooo:paragraph-rsid="0022e06d" style:font-style-asian="normal" style:font-style-complex="normal"/>
    </style:style>
    <style:style style:name="P11" style:family="paragraph" style:parent-style-name="Standard">
      <style:text-properties fo:color="#000000" style:font-name="Arial" fo:font-size="11pt" fo:font-style="normal" officeooo:rsid="0022e06d" officeooo:paragraph-rsid="0022e06d" style:font-size-asian="11pt" style:font-style-asian="normal" style:font-size-complex="11pt" style:font-style-complex="normal"/>
    </style:style>
    <style:style style:name="P12" style:family="paragraph" style:parent-style-name="Standard">
      <style:text-properties fo:color="#000000" style:font-name="Arial" fo:font-size="11pt" fo:font-style="normal" fo:font-weight="bold" officeooo:rsid="0022e83e" officeooo:paragraph-rsid="0022e83e" style:font-size-asian="11pt" style:font-style-asian="normal" style:font-weight-asian="bold" style:font-size-complex="11pt" style:font-style-complex="normal" style:font-weight-complex="bold"/>
    </style:style>
    <style:style style:name="T1" style:family="text">
      <style:text-properties officeooo:rsid="00165cd3"/>
    </style:style>
    <style:style style:name="T2" style:family="text">
      <style:text-properties officeooo:rsid="001802fe"/>
    </style:style>
    <style:style style:name="T3" style:family="text">
      <style:text-properties officeooo:rsid="0019129b"/>
    </style:style>
    <style:style style:name="T4"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000000" style:font-name="Arial" fo:font-size="11pt" fo:letter-spacing="normal" fo:font-style="normal" style:font-size-asian="11pt" style:font-size-complex="11pt"/>
    </style:style>
    <style:style style:name="T6" style:family="text">
      <style:text-properties fo:font-variant="normal" fo:text-transform="none" fo:color="#000000" style:font-name="Arial" fo:font-size="11pt" fo:letter-spacing="normal" fo:font-style="normal" officeooo:rsid="002162d2" style:font-size-asian="11pt" style:font-size-complex="11pt"/>
    </style:style>
    <style:style style:name="T7" style:family="text">
      <style:text-properties fo:font-variant="normal" fo:text-transform="none" fo:color="#000000" style:font-name="Arial" fo:font-size="11pt" fo:letter-spacing="normal" officeooo:rsid="002162d2" style:font-size-asian="11pt" style:font-size-complex="11pt"/>
    </style:style>
    <style:style style:name="T8" style:family="text">
      <style:text-properties fo:font-variant="normal" fo:text-transform="none" fo:color="#000000" style:font-name="Arial" fo:font-size="11pt" fo:letter-spacing="normal" fo:font-weight="normal" style:font-size-asian="11pt" style:font-size-complex="11pt"/>
    </style:style>
    <style:style style:name="T9" style:family="text">
      <style:text-properties fo:font-variant="normal" fo:text-transform="none" fo:letter-spacing="normal"/>
    </style:style>
    <style:style style:name="T10" style:family="text">
      <style:text-properties fo:font-variant="normal" fo:text-transform="none" fo:letter-spacing="normal" fo:font-weight="normal"/>
    </style:style>
    <style:style style:name="T11" style:family="text">
      <style:text-properties fo:font-variant="normal" fo:text-transform="none" style:text-position="sub 58%" fo:letter-spacing="normal" fo:font-weight="normal"/>
    </style:style>
    <style:style style:name="T12" style:family="text">
      <style:text-properties fo:font-variant="normal" fo:text-transform="none" style:text-position="sub 58%" fo:font-size="14pt" fo:letter-spacing="normal" fo:font-weight="normal" style:font-size-asian="14pt" style:font-size-complex="14pt"/>
    </style:style>
    <style:style style:name="T13" style:family="text">
      <style:text-properties fo:font-variant="normal" fo:text-transform="none" style:text-position="sub 58%" fo:font-size="14pt" fo:letter-spacing="normal" fo:font-weight="normal" style:font-size-asian="12.25pt" style:font-size-complex="14pt"/>
    </style:style>
    <style:style style:name="T14" style:family="text">
      <style:text-properties style:font-name="Arial" fo:font-size="11pt" style:font-size-asian="11pt" style:font-size-complex="11pt"/>
    </style:style>
    <style:style style:name="T15" style:family="text">
      <style:text-properties style:font-name="Arial" fo:font-size="11pt" officeooo:rsid="0019129b" style:font-size-asian="11pt" style:font-size-complex="11pt"/>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normal" officeooo:rsid="0019129b" style:font-size-asian="11pt" style:font-weight-asian="normal" style:font-size-complex="11pt" style:font-weight-complex="normal"/>
    </style:style>
    <style:style style:name="T18" style:family="text">
      <style:text-properties style:font-name="Arial" fo:font-size="11pt" fo:font-weight="normal" officeooo:rsid="001985a0" style:font-size-asian="11pt" style:font-weight-asian="normal" style:font-size-complex="11pt" style:font-weight-complex="normal"/>
    </style:style>
    <style:style style:name="T19" style:family="text">
      <style:text-properties style:font-name="Arial" fo:font-size="11pt" fo:font-weight="normal" officeooo:rsid="001afb53" style:font-size-asian="11pt" style:font-weight-asian="normal" style:font-size-complex="11pt" style:font-weight-complex="normal"/>
    </style:style>
    <style:style style:name="T20" style:family="text">
      <style:text-properties style:font-name="Arial" fo:font-size="11pt" fo:font-weight="normal" officeooo:rsid="001cbcd0" style:font-size-asian="11pt" style:font-weight-asian="normal" style:font-size-complex="11pt" style:font-weight-complex="normal"/>
    </style:style>
    <style:style style:name="T21" style:family="text">
      <style:text-properties style:font-name="Arial" fo:font-size="11pt" fo:font-weight="normal" officeooo:rsid="001dfe0a" style:font-size-asian="11pt" style:font-weight-asian="normal" style:font-size-complex="11pt" style:font-weight-complex="normal"/>
    </style:style>
    <style:style style:name="T22" style:family="text">
      <style:text-properties style:font-name="Arial" fo:font-size="11pt" fo:font-weight="normal" officeooo:rsid="002162d2" style:font-size-asian="11pt" style:font-weight-asian="normal" style:font-size-complex="11pt" style:font-weight-complex="normal"/>
    </style:style>
    <style:style style:name="T23"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tural Language Processing</text:p>
      <text:p text:style-name="P1"/>
      <text:p text:style-name="P1">Natural Language Processing (NLP) is an area of research, in Computer Science, <text:span text:style-name="T2">Artificial Intelligence and Linguistics</text:span>, that aims to create applications to analyze, understand and manipulate natural language text or speech. NLP uses a wide range of techniques and has numerous applications, though arguably the ultimate goal of NLP is to achieve artificial systems that can process language as humans do.</text:p>
      <text:p text:style-name="P1"/>
      <text:p text:style-name="P4">A Brief History of NLP</text:p>
      <text:p text:style-name="P1"/>
      <text:p text:style-name="P1">NLP has it<text:span text:style-name="T1">s origins in the late 1940s, when research began in to Machine Translation. While the idea of mechanical translators had been around for centuries, it was in the 1940s that Warren Weaver proposed the idea of using digital computers to translate documents between natural human languages. In 1949 he wrote a memorandum titled, 'Translation', that inspired a lot of research in to machine translation. Weaver had been involved in code breaking during World War II and he approached machine translation as though a document written in one language could be viewed as having been written in code. As such if you could crack the code then you could translate the document in to another language.</text:span></text:p>
      <text:p text:style-name="P1"/>
      <text:p text:style-name="P2">Unfortunately for early researchers, language proved to be more complex than they had initially thought. <text:span text:style-name="T3">So research teams turned to the area of Linguistics. In 1957 Noam Chomsky published his book Syntactic Structures. In the book he introduced the idea of generative grammar, which was an approach to the study of syntax and attempted to define sets of rules for syntactic structures. This fuelled further research into both linguistics and NLP ideas, such as machine translation and speech recognition.</text:span></text:p>
      <text:p text:style-name="P2"/>
      <text:p text:style-name="P5"><text:span text:style-name="T15">However, progress was slow and in 1966 a report from the </text:span><text:span text:style-name="T4">Automatic Language Processing Advisory Committee (ALPAC)</text:span><text:span text:style-name="T16"> <text:s/></text:span><text:span text:style-name="T17">concluded that machine translation was not achievable given current technologies and understanding. This led to less research in the area of machine translation being funded. </text:span><text:span text:style-name="T18">In spite of this, </text:span><text:span text:style-name="T19">this period saw some significant developments in theoretical work and systems. </text:span><text:span text:style-name="T21">For example </text:span><text:span text:style-name="T19">S</text:span><text:span text:style-name="T21">HRDLU, a system, developed by Terry Winograd, that simulated a robot interacting with and manipulating blocks on a tabletop. While it was very limited, this system showed that it was possible for computer systems to process and understand language, at least on a small scale.</text:span></text:p>
      <text:p text:style-name="P5"/>
      <text:p text:style-name="P6"><text:span text:style-name="T16">The next major break through in NLP, however, didn't come until the 1980s. Prior to the late 1980s NLP systems used complex sets of hand written rules, but the introduction of machine learning algorithms combined with the steady increase </text:span><text:span text:style-name="T20">of computational power modernised the approaches to NLP.</text:span></text:p>
      <text:p text:style-name="P6"/>
      <text:p text:style-name="P7"><text:span text:style-name="T14">Named Entity Recognition</text:span></text:p>
      <text:p text:style-name="P7"/>
      <text:p text:style-name="P8"><text:span text:style-name="T22">Named Entity Recognition (NER) is a natural language processing technique. It is a subtask of information extraction and seeks to identify and locate named entities in a given text. While an exact definition of what constitutes a named entity is hard to pin down, the </text:span><text:span text:style-name="T5">Conference on Computational Natural Language Learning (CoNLL-2002) </text:span><text:span text:style-name="T6">provides the following definition.</text:span></text:p>
      <text:p text:style-name="P8"/>
      <text:p text:style-name="P9"><text:span text:style-name="T7">“</text:span><text:span text:style-name="T8">Named entities are phrases that contain the names of persons, organizations, locations, times and quantities.”</text:span></text:p>
      <text:p text:style-name="P9"/>
      <text:p text:style-name="P10"><text:span text:style-name="T8">If we take the following sentence as an example:</text:span></text:p>
      <text:p text:style-name="P10"/>
      <text:p text:style-name="P11"><text:span text:style-name="T10">Jim bought 300 shares of Microsoft in 2006.</text:span></text:p>
      <text:p text:style-name="P11"/>
      <text:p text:style-name="P11"><text:span text:style-name="T10">A NER program should reproduce the sentence with annotations that highlight and classify the named entities:</text:span></text:p>
      <text:p text:style-name="P11"/>
      <text:p text:style-name="P11"><text:soft-page-break/><text:span text:style-name="T10">[Jim]</text:span><text:span text:style-name="T12">person</text:span><text:span text:style-name="T10"> bought 300 shares of [Microsoft]</text:span><text:span text:style-name="T13">organisation</text:span><text:span text:style-name="T10"> in [2006]</text:span><text:span text:style-name="T13">time</text:span><text:span text:style-name="T10">.</text:span></text:p>
      <text:p text:style-name="P11"/>
      <text:p text:style-name="P12"><text:span text:style-name="T9">Coreference Resolution</text:span></text:p>
      <text:p text:style-name="P11"/>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1:30:38.697000000</meta:creation-date>
    <dc:date>2014-12-08T15:52:59.675000000</dc:date>
    <meta:editing-duration>PT16M15S</meta:editing-duration>
    <meta:editing-cycles>2</meta:editing-cycles>
    <meta:generator>LibreOffice/4.3.0.4$Windows_x86 LibreOffice_project/62ad5818884a2fc2e5780dd45466868d41009ec0</meta:generator>
    <meta:document-statistic meta:table-count="0" meta:image-count="0" meta:object-count="0" meta:page-count="2" meta:paragraph-count="15" meta:word-count="533" meta:character-count="3423" meta:non-whitespace-character-count="2904"/>
  </office:meta>
</office:document-meta>
</file>